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091in"/>
    </style:style>
    <style:style style:name="co2" style:family="table-column">
      <style:table-column-properties fo:break-before="auto" style:column-width="4.1138in"/>
    </style:style>
    <style:style style:name="co3" style:family="table-column">
      <style:table-column-properties fo:break-before="auto" style:column-width="4.59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99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ru" number:country="RU">
      <number:number number:min-integer-digits="1"/>
    </number:number-style>
    <style:style style:name="ce1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b3cac7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00">
      <style:table-cell-properties fo:wrap-option="wrap"/>
    </style:style>
    <style:style style:name="ce13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number-columns-repeated="16380" table:default-cell-style-name="Default"/>
        <table:table-row table:style-name="ro1">
          <table:table-cell table:style-name="ce1" office:value-type="string" calcext:value-type="string">
            <text:p>Заголовок</text:p>
          </table:table-cell>
          <table:table-cell table:style-name="ce2" office:value-type="string" calcext:value-type="string">
            <text:p>Ссылка</text:p>
          </table:table-cell>
          <table:table-cell table:style-name="ce4" office:value-type="string" calcext:value-type="string">
            <text:p>Улучшения</text:p>
          </table:table-cell>
          <table:table-cell table:style-name="ce6" table:number-columns-repeated="16380"/>
        </table:table-row>
        <table:table-row table:style-name="ro2">
          <table:table-cell office:value-type="string" calcext:value-type="string">
            <text:p>Как разместить django сайт на хостинг от beget. Полная инструкция.</text:p>
          </table:table-cell>
          <table:table-cell table:style-name="ce3" office:value-type="string" calcext:value-type="string">
            <text:p><text:a xlink:href="https://timthewebmaster.com/ru/articles/kak-zagruzit-sajt-na-hosting-beget/" xlink:type="simple">https://timthewebmaster.com/ru/articles/kak-zagruzit-sajt-na-hosting-beget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История мёртвых языков программирования</text:p>
          </table:table-cell>
          <table:table-cell table:style-name="ce3" office:value-type="string" calcext:value-type="string">
            <text:p><text:a xlink:href="https://timthewebmaster.com/ru/articles/history-of-dead-languages/" xlink:type="simple">https://timthewebmaster.com/ru/articles/history-of-dead-languages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История программирования и первые языки</text:p>
          </table:table-cell>
          <table:table-cell table:style-name="ce3" office:value-type="string" calcext:value-type="string">
            <text:p><text:a xlink:href="https://timthewebmaster.com/ru/articles/programming-history/" xlink:type="simple">https://timthewebmaster.com/ru/articles/programming-history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eb, история появления и развития. От ARPANET до Мобильного интернета</text:p>
          </table:table-cell>
          <table:table-cell table:style-name="ce3" office:value-type="string" calcext:value-type="string">
            <text:p><text:a xlink:href="https://timthewebmaster.com/ru/articles/world-wide-web-history/" xlink:type="simple">https://timthewebmaster.com/ru/articles/world-wide-web-history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История Си</text:p>
          </table:table-cell>
          <table:table-cell table:style-name="ce3" office:value-type="string" calcext:value-type="string">
            <text:p><text:a xlink:href="https://timthewebmaster.com/ru/articles/c-programming-history/" xlink:type="simple">https://timthewebmaster.com/ru/articles/c-programming-history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История языка python</text:p>
          </table:table-cell>
          <table:table-cell table:style-name="ce3" office:value-type="string" calcext:value-type="string">
            <text:p><text:a xlink:href="https://timthewebmaster.com/ru/articles/python-history/" xlink:type="simple">https://timthewebmaster.com/ru/articles/python-history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Как сделать телеграмм бота для сервера и как его запустить.</text:p>
          </table:table-cell>
          <table:table-cell table:style-name="ce3" office:value-type="string" calcext:value-type="string">
            <text:p><text:a xlink:href="https://timthewebmaster.com/ru/articles/how-to-deploy-telegram-bot-on-server/" xlink:type="simple">https://timthewebmaster.com/ru/articles/how-to-deploy-telegram-bot-on-server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Как запомнить прочитанное. Инструменты, советы, методики.</text:p>
          </table:table-cell>
          <table:table-cell table:style-name="ce3" office:value-type="string" calcext:value-type="string">
            <text:p><text:a xlink:href="https://timthewebmaster.com/ru/articles/memorize-what-you-have-read/" xlink:type="simple">https://timthewebmaster.com/ru/articles/memorize-what-you-have-read/</text:a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Навигация в документации Python. Трюки и советы.</text:p>
          </table:table-cell>
          <table:table-cell table:style-name="ce3" office:value-type="string" calcext:value-type="string">
            <text:p><text:a xlink:href="https://timthewebmaster.com/ru/articles/python-documentation-navigation/" xlink:type="simple">https://timthewebmaster.com/ru/articles/python-documentation-navigation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office:annotation draw:style-name="gr1" svg:width="1.1413in" svg:height="0.8567in" svg:x="4.9453in" svg:y="1.2177in" draw:caption-point-x="-0.2402in" draw:caption-point-y="0.5945in">
              <dc:creator>Unknown Author</dc:creator>
              <dc:date>2024-09-22T08:18:00</dc:date>
              <text:p>Не стоит трогать лучшую статью на сайте, пока.</text:p>
              <text:p/>
            </office:annotation>
            <text:p>Как я создал телеграм бота вопросов. Или квиз бота | Тим зе Вебмастер</text:p>
          </table:table-cell>
          <table:table-cell table:style-name="ce3" office:value-type="string" calcext:value-type="string">
            <text:p><text:a xlink:href="https://timthewebmaster.com/ru/articles/quizbot-bot-for-telegram/" xlink:type="simple">https://timthewebmaster.com/ru/articles/quizbot-bot-for-telegram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office:annotation draw:style-name="gr1" svg:width="1.1413in" svg:height="0.7083in" svg:x="4.9453in" svg:y="1.3957in" draw:caption-point-x="-0.2402in" draw:caption-point-y="0.5945in">
              <dc:creator>Unknown Author</dc:creator>
              <dc:date>2024-09-22T08:18:00</dc:date>
              <text:p>Итого должно получиться 4 статьи</text:p>
              <text:p/>
            </office:annotation>
            <text:p>Комментарии на сайт используя Django</text:p>
          </table:table-cell>
          <table:table-cell table:style-name="ce3" office:value-type="string" calcext:value-type="string">
            <text:p><text:a xlink:href="https://timthewebmaster.com/ru/articles/commenting-system-for-a-website-using-the-django-framework/" xlink:type="simple">https://timthewebmaster.com/ru/articles/commenting-system-for-a-website-using-the-django-framework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3">
          <table:table-cell/>
          <table:table-cell table:style-name="ce3"/>
          <table:table-cell table:style-name="ce12" office:value-type="string" calcext:value-type="string">
            <text:p>Переписать статью под три вида комментирования (анонимное + полуанонимное(с бэкендом и без), аутентифицированное, аутентификация через соц сети)</text:p>
          </table:table-cell>
          <table:table-cell table:number-columns-repeated="16380"/>
        </table:table-row>
        <table:table-row table:style-name="ro3">
          <table:table-cell/>
          <table:table-cell table:style-name="ce3"/>
          <table:table-cell table:style-name="ce12" office:value-type="string" calcext:value-type="string">
            <text:p>Добавить интерактивный блок с комментариями на общую страницу про комментарии и на страницу про анонимное комментирование</text:p>
          </table:table-cell>
          <table:table-cell table:number-columns-repeated="16380"/>
        </table:table-row>
        <table:table-row table:style-name="ro3">
          <table:table-cell/>
          <table:table-cell table:style-name="ce3"/>
          <table:table-cell table:style-name="ce12" office:value-type="string" calcext:value-type="string">
            <text:p>Добавить интерактивный блок с комментариями на общую страницу про комментарии и на страницу про аутентифицированное комментирование</text:p>
          </table:table-cell>
          <table:table-cell table:number-columns-repeated="16380"/>
        </table:table-row>
        <table:table-row table:style-name="ro3">
          <table:table-cell/>
          <table:table-cell table:style-name="ce3"/>
          <table:table-cell table:style-name="ce12" office:value-type="string" calcext:value-type="string">
            <text:p>Добавить интерактивный блок с комментариями на общую страницу про комментарии и на страницу про аутентифицированное комментирование через соц сети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Как реализовать регистрацию и логирование пользователей</text:p>
          </table:table-cell>
          <table:table-cell table:style-name="ce3" office:value-type="string" calcext:value-type="string">
            <text:p><text:a xlink:href="https://timthewebmaster.com/ru/articles/implementation-of-authentication-system-on-django/" xlink:type="simple">https://timthewebmaster.com/ru/articles/implementation-of-authentication-system-on-django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4">
          <table:table-cell/>
          <table:table-cell table:style-name="ce3"/>
          <table:table-cell table:style-name="ce12" office:value-type="string" calcext:value-type="string">
            <text:p>Переписать статью с использованием django моделей и приложением django.auth</text:p>
          </table:table-cell>
          <table:table-cell table:number-columns-repeated="16380"/>
        </table:table-row>
        <table:table-row table:style-name="ro5">
          <table:table-cell/>
          <table:table-cell table:style-name="ce3"/>
          <table:table-cell table:style-name="ce12" office:value-type="string" calcext:value-type="string">
            <text:p>Добавить интерактивный блок с модальными окнами для регистрации и аутентификации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office:annotation draw:style-name="gr1" svg:width="1.1413in" svg:height="1.6343in" svg:x="4.9453in" svg:y="4.4185in" draw:caption-point-x="-0.2402in" draw:caption-point-y="0.5945in">
              <dc:creator>Unknown Author</dc:creator>
              <dc:date>2024-09-22T09:00:00</dc:date>
              <text:p>Возможно стоит удалить или объединить с <text:span text:style-name="T1">implementation-of-authentication-system-on-django</text:span> страницей</text:p>
              <text:p/>
            </office:annotation>
            <text:p>Сделать формы авторизации и регистрации пользователей на Django</text:p>
          </table:table-cell>
          <table:table-cell table:style-name="ce3" office:value-type="string" calcext:value-type="string">
            <text:p><text:a xlink:href="https://timthewebmaster.com/ru/articles/make-login-and-registration-forms-using-django/" xlink:type="simple">https://timthewebmaster.com/ru/articles/make-login-and-registration-forms-using-django/</text:a></text:p>
          </table:table-cell>
          <table:table-cell table:style-name="ce12" office:value-type="string" calcext:value-type="string">
            <text:p>Изменить стили и разметку блоков с кодом и коммандной строкой</text:p>
          </table:table-cell>
          <table:table-cell table:number-columns-repeated="16380"/>
        </table:table-row>
        <table:table-row table:style-name="ro2" table:number-rows-repeated="1048555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07:13:42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21:41:15.045000000</meta:creation-date>
    <dc:date>2024-09-22T09:01:58.517000000</dc:date>
    <meta:editing-duration>PT18M36S</meta:editing-duration>
    <meta:editing-cycles>2</meta:editing-cycles>
    <meta:generator>LibreOffice/24.2.1.2$Windows_X86_64 LibreOffice_project/db4def46b0453cc22e2d0305797cf981b68ef5ac</meta:generator>
    <meta:document-statistic meta:table-count="1" meta:cell-count="42" meta:object-count="0"/>
  </office:meta>
</office:document-meta>
</file>